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cb5b" officeooo:paragraph-rsid="0018cb5b"/>
    </style:style>
    <style:style style:name="P2" style:family="paragraph">
      <loext:graphic-properties draw:fill="none" draw:fill-color="#ffffff"/>
    </style:style>
    <style:style style:name="gr1" style:family="graphic">
      <style:graphic-properties draw:stroke="none" svg:stroke-color="#000000" draw:fill="none" draw:fill-color="#ffffff" fo:min-height="3.17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name="Forme1" draw:style-name="gr1" draw:text-style-name="P2" svg:width="5.785cm" svg:height="3.176cm" svg:x="10.248cm" svg:y="-0.196cm"><draw:text-box><text:p>Moraux</text:p></draw:text-box></draw:frame>Algorithmique distribu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3:32:44.861796945</meta:creation-date>
    <dc:date>2017-09-13T13:33:42.270917865</dc:date>
    <meta:editing-duration>PT57S</meta:editing-duration>
    <meta:editing-cycles>1</meta:editing-cycles>
    <meta:document-statistic meta:table-count="0" meta:image-count="0" meta:object-count="0" meta:page-count="1" meta:paragraph-count="1" meta:word-count="2" meta:character-count="24" meta:non-whitespace-character-count="23"/>
    <meta:generator>LibreOffice/5.1.6.2$Linux_X86_64 LibreOffice_project/10m0$Build-2</meta:generator>
  </office:meta>
</office:document-meta>
</file>